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8.64cm" fo:min-width="5.215cm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6.48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6.485cm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standard">
      <style:graphic-properties draw:stroke="none" draw:fill="none" fo:min-height="4.26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728cm" fo:min-width="2.675cm"/>
    </style:style>
    <style:style style:name="gr8" style:family="graphic" style:parent-style-name="standard">
      <style:graphic-properties draw:textarea-horizontal-align="justify" draw:textarea-vertical-align="middle" draw:auto-grow-height="false" fo:min-height="1.02cm" fo:min-width="4.58cm"/>
    </style:style>
    <style:style style:name="gr9" style:family="graphic" style:parent-style-name="standard">
      <style:graphic-properties draw:stroke="none" draw:fill="none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>
      <style:graphic-properties draw:stroke="none" draw:fill="none" fo:min-height="1.424cm"/>
      <style:paragraph-properties style:writing-mode="lr-tb"/>
    </style:style>
    <style:style style:name="gr12" style:family="graphic" style:parent-style-name="standard">
      <style:graphic-properties draw:stroke="none" draw:fill="none" fo:min-height="0.637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655cm" fo:min-width="5.85cm"/>
    </style:style>
    <style:style style:name="gr14" style:family="graphic" style:parent-style-name="standard">
      <style:graphic-properties draw:stroke="none" draw:fill="none" fo:min-height="0.32cm"/>
      <style:paragraph-properties style:writing-mode="lr-tb"/>
    </style:style>
    <style:style style:name="gr15" style:family="graphic" style:parent-style-name="standard">
      <style:graphic-properties draw:stroke="none" draw:fill="none" fo:min-height="1.592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P4" style:family="paragraph">
      <style:text-properties fo:font-size="8pt"/>
    </style:style>
    <style:style style:name="P5" style:family="paragraph">
      <loext:graphic-properties draw:fill="none"/>
      <style:text-properties fo:font-size="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Bookworm vs Bullseye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2" draw:text-style-name="P2" draw:layer="layout" svg:width="5.715cm" svg:height="8.89cm" svg:x="4.445cm" svg:y="1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985cm" svg:height="2.54cm" svg:x="17.78cm" svg:y="1.9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985cm" svg:height="2.54cm" svg:x="17.78cm" svg:y="9.52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7cm" svg:height="0.963cm" svg:x="3.81cm" svg:y="0.942cm">
          <draw:text-box>
            <text:p>picow_freertos_iperf.c</text:p>
          </draw:text-box>
        </draw:frame>
        <draw:frame draw:style-name="gr6" draw:text-style-name="P5" draw:layer="layout" svg:width="6.128cm" svg:height="4.518cm" svg:x="10.795cm" svg:y="2.467cm">
          <draw:text-box>
            <text:p text:style-name="P4"><text:span text:style-name="T1">char tmp[80];</text:span></text:p>
            <text:p text:style-name="P4"><text:span text:style-name="T1">char * ptrhead;</text:span></text:p>
            <text:p text:style-name="P4"><text:span text:style-name="T1">char * ptrtail;</text:span></text:p>
            <text:p text:style-name="P4"><text:span text:style-name="T1">char * ptrendofbuf;</text:span></text:p>
            <text:p text:style-name="P4"><text:span text:style-name="T1">char * ptrtopofbuf;</text:span></text:p>
            <text:p text:style-name="P4"><text:span text:style-name="T1"/></text:p>
          </draw:text-box>
        </draw:frame>
        <draw:frame draw:style-name="gr6" draw:text-style-name="P5" draw:layer="layout" svg:width="6.128cm" svg:height="4.518cm" svg:x="10.795cm" svg:y="6.985cm">
          <draw:text-box>
            <text:p text:style-name="P4"><text:span text:style-name="T1"/></text:p>
            <text:p text:style-name="P4"><text:span text:style-name="T1">char client_message[BUF_SIZE];</text:span></text:p>
          </draw:text-box>
        </draw:frame>
        <draw:custom-shape draw:style-name="gr7" draw:text-style-name="P2" draw:layer="layout" svg:width="3.175cm" svg:height="1.978cm" svg:x="10.795cm" svg:y="2.4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08cm" svg:height="1.27cm" svg:x="10.795cm" svg:y="6.98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563cm" svg:height="0.963cm" svg:x="19.297cm" svg:y="0.635cm">
          <draw:text-box>
            <text:p>head_tail.c</text:p>
          </draw:text-box>
        </draw:frame>
        <draw:frame draw:style-name="gr9" draw:text-style-name="P3" draw:layer="layout" svg:width="3.935cm" svg:height="1.673cm" svg:x="10.67cm" svg:y="1.516cm">
          <draw:text-box>
            <text:p>head_tail.h</text:p>
          </draw:text-box>
        </draw:frame>
        <draw:frame draw:style-name="gr10" draw:text-style-name="P6" draw:layer="layout" svg:width="3.986cm" svg:height="0.962cm" svg:x="10.795cm" svg:y="5.715cm">
          <draw:text-box>
            <text:p>tcp_debug.h</text:p>
          </draw:text-box>
        </draw:frame>
        <draw:frame draw:style-name="gr5" draw:text-style-name="P3" draw:layer="layout" svg:width="3.986cm" svg:height="0.963cm" svg:x="18.058cm" svg:y="8.094cm">
          <draw:text-box>
            <text:p>tcp_debug.c</text:p>
          </draw:text-box>
        </draw:frame>
        <draw:frame draw:style-name="gr5" draw:text-style-name="P3" draw:layer="layout" svg:width="7.182cm" svg:height="0.963cm" svg:x="17.56cm" svg:y="2.894cm">
          <draw:text-box>
            <text:p>Circular buffer functions</text:p>
          </draw:text-box>
        </draw:frame>
        <draw:frame draw:style-name="gr10" draw:text-style-name="P6" draw:layer="layout" svg:width="6.382cm" svg:height="0.962cm" svg:x="17.96cm" svg:y="10.065cm">
          <draw:text-box>
            <text:p>Networking functions</text:p>
          </draw:text-box>
        </draw:frame>
        <draw:frame draw:style-name="gr10" draw:text-style-name="P7" draw:layer="layout" svg:width="3.11cm" svg:height="0.962cm" svg:x="11.43cm" svg:y="0.635cm">
          <draw:text-box>
            <text:p><text:span text:style-name="T2">Bullseye</text:span></text:p>
          </draw:text-box>
        </draw:frame>
        <draw:frame draw:style-name="gr11" draw:text-style-name="P3" draw:layer="layout" svg:width="4.824cm" svg:height="1.674cm" svg:x="4.539cm" svg:y="7.938cm">
          <draw:text-box>
            <text:p>Uses Circular </text:p>
            <text:p>buffer functions</text:p>
          </draw:text-box>
        </draw:frame>
        <draw:frame draw:style-name="gr5" draw:text-style-name="P3" draw:layer="layout" svg:width="8.003cm" svg:height="1.673cm" svg:x="4.75cm" svg:y="6.294cm">
          <draw:text-box>
            <text:p>Uses Networking</text:p>
            <text:p>functions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2" draw:text-style-name="P2" draw:layer="layout" svg:width="5.715cm" svg:height="8.89cm" svg:x="4.445cm" svg:y="1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985cm" svg:height="2.54cm" svg:x="17.78cm" svg:y="1.9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985cm" svg:height="2.54cm" svg:x="17.78cm" svg:y="9.52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7cm" svg:height="0.963cm" svg:x="3.81cm" svg:y="0.942cm">
          <draw:text-box>
            <text:p>picow_freertos_iperf.c</text:p>
          </draw:text-box>
        </draw:frame>
        <draw:frame draw:style-name="gr6" draw:text-style-name="P5" draw:layer="layout" svg:width="6.128cm" svg:height="4.518cm" svg:x="10.795cm" svg:y="2.467cm">
          <draw:text-box>
            <text:p text:style-name="P4"><text:span text:style-name="T1"/></text:p>
            <text:p text:style-name="P4"><text:span text:style-name="T1"/></text:p>
          </draw:text-box>
        </draw:frame>
        <draw:frame draw:style-name="gr12" draw:text-style-name="P5" draw:layer="layout" svg:width="5.715cm" svg:height="0.887cm" svg:x="11.095cm" svg:y="7.53cm">
          <draw:text-box>
            <text:p text:style-name="P4"><text:span text:style-name="T1"/></text:p>
            <text:p text:style-name="P4"><text:span text:style-name="T1">extern char client_message[BUF_SIZE];</text:span></text:p>
          </draw:text-box>
        </draw:frame>
        <draw:custom-shape draw:style-name="gr7" draw:text-style-name="P2" draw:layer="layout" svg:width="3.175cm" svg:height="1.978cm" svg:x="10.795cm" svg:y="2.46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6.35cm" svg:height="1.905cm" svg:x="10.795cm" svg:y="6.98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563cm" svg:height="0.963cm" svg:x="19.297cm" svg:y="0.635cm">
          <draw:text-box>
            <text:p>head_tail.c</text:p>
          </draw:text-box>
        </draw:frame>
        <draw:frame draw:style-name="gr9" draw:text-style-name="P3" draw:layer="layout" svg:width="3.935cm" svg:height="1.673cm" svg:x="10.67cm" svg:y="1.516cm">
          <draw:text-box>
            <text:p>head_tail.h</text:p>
          </draw:text-box>
        </draw:frame>
        <draw:frame draw:style-name="gr10" draw:text-style-name="P6" draw:layer="layout" svg:width="3.986cm" svg:height="0.962cm" svg:x="10.795cm" svg:y="5.715cm">
          <draw:text-box>
            <text:p>tcp_debug.h</text:p>
          </draw:text-box>
        </draw:frame>
        <draw:frame draw:style-name="gr5" draw:text-style-name="P3" draw:layer="layout" svg:width="3.986cm" svg:height="0.963cm" svg:x="18.058cm" svg:y="8.094cm">
          <draw:text-box>
            <text:p>tcp_debug.c</text:p>
          </draw:text-box>
        </draw:frame>
        <draw:frame draw:style-name="gr5" draw:text-style-name="P3" draw:layer="layout" svg:width="7.182cm" svg:height="0.963cm" svg:x="17.56cm" svg:y="2.894cm">
          <draw:text-box>
            <text:p text:style-name="P8">Circular buffer functions</text:p>
          </draw:text-box>
        </draw:frame>
        <draw:frame draw:style-name="gr10" draw:text-style-name="P6" draw:layer="layout" svg:width="6.382cm" svg:height="0.962cm" svg:x="17.96cm" svg:y="10.065cm">
          <draw:text-box>
            <text:p>Networking functions</text:p>
          </draw:text-box>
        </draw:frame>
        <draw:frame draw:style-name="gr14" draw:text-style-name="P3" draw:layer="layout" svg:width="4.625cm" svg:height="0.57cm" svg:x="4.539cm" svg:y="4.59cm">
          <draw:text-box>
            <text:p><text:span text:style-name="T1">char client_message[BUF_SIZE]</text:span></text:p>
          </draw:text-box>
        </draw:frame>
        <draw:frame draw:style-name="gr15" draw:text-style-name="P3" draw:layer="layout" svg:width="2.835cm" svg:height="1.842cm" svg:x="4.734cm" svg:y="2.354cm">
          <draw:text-box>
            <text:p><text:span text:style-name="T1">char tmp[80];</text:span></text:p>
            <text:p><text:span text:style-name="T1">char * ptrhead;</text:span></text:p>
            <text:p><text:span text:style-name="T1">char * ptrtail;</text:span></text:p>
            <text:p><text:span text:style-name="T1">char * ptrendofbuf;</text:span></text:p>
            <text:p><text:span text:style-name="T1">char * ptrtopofbuf;</text:span></text:p>
          </draw:text-box>
        </draw:frame>
        <draw:frame draw:style-name="gr10" draw:text-style-name="P6" draw:layer="layout" svg:width="3.495cm" svg:height="0.962cm" svg:x="12.7cm" svg:y="0.582cm">
          <draw:text-box>
            <text:p>Bookworm</text:p>
          </draw:text-box>
        </draw:frame>
        <draw:frame draw:style-name="gr5" draw:text-style-name="P3" draw:layer="layout" svg:width="6.382cm" svg:height="1.673cm" svg:x="4.26cm" svg:y="6.294cm">
          <draw:text-box>
            <text:p>Uses Networking functions</text:p>
          </draw:text-box>
        </draw:frame>
        <draw:frame draw:style-name="gr11" draw:text-style-name="P3" draw:layer="layout" svg:width="4.824cm" svg:height="1.674cm" svg:x="4.539cm" svg:y="7.938cm">
          <draw:text-box>
            <text:p>Uses Circular </text:p>
            <text:p>buffer functions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08:54:16.865493441</meta:creation-date>
    <dc:date>2024-02-18T09:31:55.781645785</dc:date>
    <meta:editing-duration>PT37M39S</meta:editing-duration>
    <meta:editing-cycles>1</meta:editing-cycles>
    <meta:document-statistic meta:object-count="65"/>
    <meta:generator>LibreOffice/7.4.7.2$Linux_AARCH64 LibreOffice_project/40$Build-2</meta:generator>
  </office:meta>
</office:document-meta>
</file>